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heads_20_1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1"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marker-end="Arrowheads_20_1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3465af"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Fine_20_Dashed"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13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5" style:family="graphic" style:parent-style-name="standard">
      <style:graphic-properties draw:marker-end="Arrowheads_20_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marker-end="Arrowheads_20_1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8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1000003814697pt" style:font-size-asian="12pt" style:font-size-complex="12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3.1000003814697pt" style:font-size-asian="10pt" style:font-size-complex="10pt"/>
    </style:style>
    <style:style style:name="P6" style:family="paragraph">
      <style:text-properties fo:font-size="23.6000003814697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3.6000003814697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0.734cm" svg:height="20.3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9.718cm" svg:height="3.389cm" svg:x="1.508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9.718cm" svg:height="7.366cm" svg:x="1.508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9.702cm" svg:height="6.184cm" svg:x="1.524cm" svg:y="2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598cm" svg:height="20.32cm" draw:transform="skewX (0.00174532925199433) translate (32.268cm 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3" draw:id="id3" draw:layer="layout" svg:width="7.345cm" svg:height="0.969cm" svg:x="8.826cm" svg:y="11.032cm">
          <text:p text:style-name="P2"><text:span text:style-name="T1">GrailsAdminPluginHTMLRenderer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" draw:id="id2" draw:layer="layout" svg:width="4.722cm" svg:height="0.968cm" svg:x="11.994cm" svg:y="6.115cm">
          <text:p text:style-name="P2"><text:span text:style-name="T1">GrailsAdminPluginTag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4" draw:id="id4" draw:layer="layout" svg:width="5.771cm" svg:height="0.97cm" svg:x="17.093cm" svg:y="11.031cm">
          <text:p text:style-name="P2"><text:span text:style-name="T1">GrailsAdminPluginWidget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3" draw:id="id13" draw:layer="layout" svg:width="3.673cm" svg:height="0.969cm" svg:x="6.646cm" svg:y="18.181cm">
          <text:p text:style-name="P2"><text:span text:style-name="T1">AdminConfig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" draw:id="id1" draw:layer="layout" svg:width="2.622cm" svg:height="2.952cm" svg:x="7.81cm" svg:y="5.143cm">
          <text:p text:style-name="P2"><text:span text:style-name="T1">Admin</text:span></text:p>
          <text:p text:style-name="P2"><text:span text:style-name="T1">GSP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3" xml:id="id15" draw:id="id15" draw:layer="layout" svg:width="2.364cm" svg:height="1.697cm" svg:x="35.112cm" svg:y="6.923cm">
          <text:p text:style-name="P2"><text:span text:style-name="T1">Config.groovy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g xml:id="id6" draw:id="id6">
          <draw:custom-shape draw:style-name="gr6" draw:text-style-name="P4" draw:layer="layout" svg:width="2.623cm" svg:height="1.212cm" svg:x="27.841cm" svg:y="14.138cm">
            <text:p text:style-name="P2"><text:span text:style-name="T1">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8" draw:id="id8" draw:layer="layout" svg:width="0.262cm" svg:height="0.483cm" svg:x="28.995cm" svg:y="15.3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6" draw:text-style-name="P5" xml:id="id9" draw:id="id9" draw:layer="layout" svg:width="3.147cm" svg:height="0.486cm" svg:x="23.606cm" svg:y="16.24cm">
          <text:p text:style-name="P2"><text:span text:style-name="T2">TextInput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0" draw:id="id10" draw:layer="layout" svg:width="3.147cm" svg:height="0.485cm" svg:x="23.606cm" svg:y="16.968cm">
          <text:p text:style-name="P2"><text:span text:style-name="T2">TextArea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1" draw:id="id11" draw:layer="layout" svg:width="3.147cm" svg:height="0.486cm" svg:x="23.606cm" svg:y="17.694cm">
          <text:p text:style-name="P2"><text:span text:style-name="T2">Select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2" draw:id="id12" draw:layer="layout" svg:width="3.147cm" svg:height="0.485cm" svg:x="23.606cm" svg:y="18.42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10.432cm" svg:y1="6.619cm" svg:x2="11.994cm" svg:y2="6.599cm" draw:start-shape="id1" draw:end-shape="id2" svg:d="M10432 6619h782v-20h780" svg:viewBox="0 0 1563 21">
          <text:p/>
        </draw:connector>
        <draw:connector draw:style-name="gr11" draw:text-style-name="P2" draw:layer="layout" draw:line-skew="-1.145cm" svg:x1="14.355cm" svg:y1="7.083cm" svg:x2="12.498cm" svg:y2="11.032cm" draw:start-shape="id2" draw:end-shape="id3" svg:d="M14355 7083v829h-1857v3120" svg:viewBox="0 0 1858 3950">
          <text:p/>
        </draw:connector>
        <draw:connector draw:style-name="gr11" draw:text-style-name="P2" draw:layer="layout" svg:x1="19.978cm" svg:y1="12.001cm" svg:x2="19.986cm" svg:y2="14.51cm" draw:start-shape="id4" draw:start-glue-point="2" draw:end-shape="id5" svg:d="M19978 12001v1255h8v1254" svg:viewBox="0 0 9 2510">
          <text:p/>
        </draw:connector>
        <draw:connector draw:style-name="gr11" draw:text-style-name="P2" draw:layer="layout" svg:x1="29.152cm" svg:y1="15.833cm" svg:x2="34.72cm" svg:y2="18.81cm" draw:start-shape="id6" draw:start-glue-point="2" draw:end-shape="id7" draw:end-glue-point="5" svg:d="M29152 15833v2977h5568" svg:viewBox="0 0 5569 2978">
          <text:p/>
        </draw:connector>
        <draw:connector draw:style-name="gr11" draw:text-style-name="P2" draw:layer="layout" svg:x1="28.995cm" svg:y1="15.592cm" svg:x2="26.753cm" svg:y2="16.483cm" draw:start-shape="id8" draw:start-glue-point="5" draw:end-shape="id9" svg:d="M28995 15592h-1121v891h-1121" svg:viewBox="0 0 2243 892">
          <text:p/>
        </draw:connector>
        <draw:connector draw:style-name="gr11" draw:text-style-name="P2" draw:layer="layout" svg:x1="28.995cm" svg:y1="15.592cm" svg:x2="26.753cm" svg:y2="17.21cm" draw:start-shape="id8" draw:start-glue-point="5" draw:end-shape="id10" draw:end-glue-point="1" svg:d="M28995 15592h-1121v1618h-1121" svg:viewBox="0 0 2243 1619">
          <text:p/>
        </draw:connector>
        <draw:connector draw:style-name="gr11" draw:text-style-name="P2" draw:layer="layout" svg:x1="28.995cm" svg:y1="15.592cm" svg:x2="26.753cm" svg:y2="17.937cm" draw:start-shape="id8" draw:start-glue-point="5" draw:end-shape="id11" svg:d="M28995 15592h-1121v2345h-1121" svg:viewBox="0 0 2243 2346">
          <text:p/>
        </draw:connector>
        <draw:connector draw:style-name="gr11" draw:text-style-name="P2" draw:layer="layout" svg:x1="28.995cm" svg:y1="15.592cm" svg:x2="26.753cm" svg:y2="18.662cm" draw:start-shape="id8" draw:start-glue-point="5" draw:end-shape="id12" svg:d="M28995 15592h-1121v3070h-1121" svg:viewBox="0 0 2243 3071">
          <text:p/>
        </draw:connector>
        <draw:frame draw:style-name="gr12" draw:text-style-name="P6" draw:layer="layout" svg:width="8.709cm" svg:height="1.305cm" svg:x="1.324cm" svg:y="1.462cm">
          <draw:text-box>
            <text:p><text:span text:style-name="T3">GrailsAdminPlugin</text:span></text:p>
          </draw:text-box>
        </draw:frame>
        <draw:frame draw:style-name="gr12" draw:text-style-name="P6" draw:layer="layout" svg:width="6.169cm" svg:height="1.305cm" svg:x="32.423cm" svg:y="1.219cm">
          <draw:text-box>
            <text:p><text:span text:style-name="T3">YourApp</text:span></text:p>
          </draw:text-box>
        </draw:frame>
        <draw:custom-shape draw:style-name="gr8" draw:text-style-name="P5" xml:id="id16" draw:id="id16" draw:layer="layout" svg:width="3.672cm" svg:height="2.907cm" svg:x="34.457cm" svg:y="13.602cm">
          <text:p text:style-name="P2"><text:span text:style-name="T2">Domain 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5" xml:id="id14" draw:id="id14" draw:layer="layout" svg:width="3.144cm" svg:height="0.956cm" svg:x="14.51cm" svg:y="19.206cm">
          <text:p text:style-name="P2"><text:span text:style-name="T2">Domain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svg:x1="12.498cm" svg:y1="12.001cm" svg:x2="8.482cm" svg:y2="18.181cm" draw:start-shape="id3" draw:start-glue-point="2" draw:end-shape="id13" draw:end-glue-point="0" svg:d="M12498 12001v3089h-4016v3091" svg:viewBox="0 0 4017 6181">
          <text:p/>
        </draw:connector>
        <draw:connector draw:style-name="gr11" draw:text-style-name="P2" draw:layer="layout" svg:x1="16.171cm" svg:y1="11.516cm" svg:x2="17.093cm" svg:y2="11.516cm" draw:start-shape="id3" draw:start-glue-point="1" draw:end-shape="id4" svg:d="M16171 11516h922" svg:viewBox="0 0 923 1">
          <text:p/>
        </draw:connector>
        <draw:connector draw:style-name="gr11" draw:text-style-name="P2" draw:layer="layout" svg:x1="8.482cm" svg:y1="19.15cm" svg:x2="14.51cm" svg:y2="19.684cm" draw:start-shape="id13" draw:start-glue-point="2" draw:end-shape="id14" svg:d="M8482 19150v534h6028" svg:viewBox="0 0 6029 535">
          <text:p/>
        </draw:connector>
        <draw:connector draw:style-name="gr11" draw:text-style-name="P2" draw:layer="layout" draw:line-skew="-6.221cm -0.26cm" svg:x1="10.319cm" svg:y1="18.665cm" svg:x2="36.294cm" svg:y2="6.923cm" draw:start-shape="id13" draw:start-glue-point="1" draw:end-shape="id15" draw:end-glue-point="4" svg:d="M10319 18665h6175v-12504h19800v762" svg:viewBox="0 0 25976 12505">
          <text:p/>
        </draw:connector>
        <draw:connector draw:style-name="gr11" draw:text-style-name="P2" draw:layer="layout" svg:x1="36.294cm" svg:y1="8.62cm" svg:x2="36.293cm" svg:y2="13.602cm" draw:start-shape="id15" draw:start-glue-point="6" draw:end-shape="id16" draw:end-glue-point="4" svg:d="M36294 8620v2491h-1v2491" svg:viewBox="0 0 2 4983">
          <text:p/>
        </draw:connector>
        <draw:custom-shape draw:style-name="gr8" draw:text-style-name="P5" xml:id="id17" draw:id="id17" draw:layer="layout" svg:width="2.622cm" svg:height="1.892cm" svg:x="32.75cm" svg:y="9.776cm">
          <text:p text:style-name="P2"><text:span text:style-name="T2">Admin</text:span></text:p>
          <text:p text:style-name="P2"><text:span text:style-name="T2">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2" draw:layer="layout" draw:line-skew="-2.104cm" svg:x1="17.654cm" svg:y1="19.684cm" svg:x2="34.061cm" svg:y2="9.776cm" draw:start-shape="id14" draw:start-glue-point="1" draw:end-shape="id17" draw:end-glue-point="4" svg:d="M17654 19684h5444v-10409h10963v501" svg:viewBox="0 0 16408 10410">
          <text:p/>
        </draw:connector>
        <draw:connector draw:style-name="gr14" draw:text-style-name="P2" draw:layer="layout" svg:x1="34.061cm" svg:y1="11.519cm" svg:x2="36.293cm" svg:y2="13.602cm" draw:start-shape="id17" draw:start-glue-point="6" draw:end-shape="id16" draw:end-glue-point="4" svg:d="M34061 11519v1116h2232v967" svg:viewBox="0 0 2233 2084">
          <text:p/>
        </draw:connector>
        <draw:custom-shape draw:style-name="gr8" draw:text-style-name="P5" xml:id="id7" draw:id="id7" draw:layer="layout" svg:width="2.888cm" svg:height="2.664cm" svg:x="34.72cm" svg:y="17.478cm">
          <text:p text:style-name="P2"><text:span text:style-name="T2">Custom</text:span></text:p>
          <text:p text:style-name="P2"><text:span text:style-name="T2">Widge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xml:id="id18" draw:id="id18" draw:layer="layout" svg:width="5.508cm" svg:height="0.968cm" svg:x="1.786cm" svg:y="4.222cm">
          <text:p text:style-name="P2"><text:span text:style-name="T1">GrailsAdminPluginUI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2" draw:id="id22" draw:layer="layout" svg:width="7.034cm" svg:height="0.968cm" svg:x="15.444cm" svg:y="4.222cm">
          <text:p text:style-name="P2"><text:span text:style-name="T1">GrailsAdminPluginCallbackApi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1" draw:id="id21" draw:layer="layout" svg:width="5.508cm" svg:height="0.968cm" svg:x="24.566cm" svg:y="4.222cm">
          <text:p text:style-name="P2"><text:span text:style-name="T1">GrailsAdminPluginApi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9" draw:id="id19" draw:layer="layout" svg:width="7.346cm" svg:height="0.967cm" svg:x="23.547cm" svg:y="10.953cm">
          <text:p text:style-name="P2"><text:span text:style-name="T1">GrailsAdminPluginJsonRenderer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0" draw:id="id20" draw:layer="layout" svg:width="5.762cm" svg:height="0.968cm" svg:x="2.048cm" svg:y="10.953cm">
          <text:p text:style-name="P2"><text:span text:style-name="T1">GrailsAdminPluginData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svg:x1="7.294cm" svg:y1="4.706cm" svg:x2="9.121cm" svg:y2="5.143cm" draw:start-shape="id18" draw:start-glue-point="1" draw:end-shape="id1" svg:d="M7294 4706h1827v437" svg:viewBox="0 0 1828 438">
          <text:p/>
        </draw:connector>
        <draw:connector draw:style-name="gr11" draw:text-style-name="P2" draw:layer="layout" svg:x1="27.22cm" svg:y1="10.953cm" svg:x2="19.978cm" svg:y2="11.031cm" draw:start-shape="id19" draw:end-shape="id4" svg:d="M27220 10953v-502h-7242v580" svg:viewBox="0 0 7243 581">
          <text:p/>
        </draw:connector>
        <draw:connector draw:style-name="gr11" draw:text-style-name="P2" draw:layer="layout" svg:x1="4.54cm" svg:y1="5.19cm" svg:x2="4.929cm" svg:y2="10.953cm" draw:start-shape="id18" draw:start-glue-point="2" draw:end-shape="id20" draw:end-glue-point="0" svg:d="M4540 5190v2882h389v2881" svg:viewBox="0 0 390 5764">
          <text:p/>
        </draw:connector>
        <draw:connector draw:style-name="gr13" draw:text-style-name="P2" draw:layer="layout" svg:x1="4.929cm" svg:y1="11.921cm" svg:x2="6.646cm" svg:y2="18.665cm" draw:start-shape="id20" draw:end-shape="id13" draw:end-glue-point="3" svg:d="M4929 11921v6744h1717" svg:viewBox="0 0 1718 6745">
          <text:p/>
        </draw:connector>
        <draw:connector draw:style-name="gr13" draw:text-style-name="P2" draw:layer="layout" svg:x1="4.54cm" svg:y1="5.19cm" svg:x2="6.646cm" svg:y2="18.665cm" draw:start-shape="id18" draw:start-glue-point="2" draw:end-shape="id13" draw:end-glue-point="3" svg:d="M4540 5190v13475h2106" svg:viewBox="0 0 2107 13476">
          <text:p/>
        </draw:connector>
        <draw:connector draw:style-name="gr13" draw:text-style-name="P2" draw:layer="layout" svg:x1="24.566cm" svg:y1="4.706cm" svg:x2="8.482cm" svg:y2="18.181cm" draw:start-shape="id21" draw:start-glue-point="3" draw:end-shape="id13" draw:end-glue-point="0" svg:d="M24566 4706h-16084v13475" svg:viewBox="0 0 16085 13476">
          <text:p/>
        </draw:connector>
        <draw:connector draw:style-name="gr11" draw:text-style-name="P2" draw:layer="layout" draw:line-skew="0.348cm" svg:x1="27.32cm" svg:y1="5.19cm" svg:x2="4.929cm" svg:y2="10.953cm" draw:start-shape="id21" draw:start-glue-point="2" draw:end-shape="id20" draw:end-glue-point="0" svg:d="M27320 5190v3230h-22391v2533" svg:viewBox="0 0 22392 5764">
          <text:p/>
        </draw:connector>
        <draw:connector draw:style-name="gr13" draw:text-style-name="P2" draw:layer="layout" svg:x1="14.355cm" svg:y1="7.083cm" svg:x2="8.482cm" svg:y2="18.181cm" draw:start-shape="id2" draw:start-glue-point="2" draw:end-shape="id13" draw:end-glue-point="0" svg:d="M14355 7083v5549h-5873v5549" svg:viewBox="0 0 5874 11099">
          <text:p/>
        </draw:connector>
        <draw:connector draw:style-name="gr16" draw:text-style-name="P2" draw:layer="layout" svg:x1="18.961cm" svg:y1="4.222cm" svg:x2="4.54cm" svg:y2="4.222cm" draw:start-shape="id22" draw:start-glue-point="0" draw:end-shape="id18" svg:d="M18961 4222v-501h-14421v501" svg:viewBox="0 0 14422 502">
          <text:p/>
        </draw:connector>
        <draw:frame draw:style-name="gr17" draw:text-style-name="P6" draw:layer="layout" svg:width="8.981cm" svg:height="0.992cm" svg:x="1.524cm" svg:y="2.797cm">
          <draw:text-box>
            <text:p><text:span text:style-name="T4">Controllers and Views</text:span></text:p>
          </draw:text-box>
        </draw:frame>
        <draw:frame draw:style-name="gr17" draw:text-style-name="P6" draw:layer="layout" svg:width="8.981cm" svg:height="0.992cm" svg:x="1.508cm" svg:y="9.714cm">
          <draw:text-box>
            <text:p><text:span text:style-name="T4">Services</text:span></text:p>
          </draw:text-box>
        </draw:frame>
        <draw:frame draw:style-name="gr17" draw:text-style-name="P6" draw:layer="layout" svg:width="8.981cm" svg:height="0.992cm" svg:x="1.508cm" svg:y="13.526cm">
          <draw:text-box>
            <text:p><text:span text:style-name="T4">Src</text:span></text:p>
          </draw:text-box>
        </draw:frame>
        <draw:line draw:style-name="gr18" draw:text-style-name="P2" draw:layer="layout" svg:x1="5.572cm" svg:y1="5.492cm" svg:x2="7.604cm" svg:y2="5.826cm">
          <text:p/>
        </draw:line>
        <draw:line draw:style-name="gr18" draw:text-style-name="P2" draw:layer="layout" svg:x1="10.652cm" svg:y1="6.161cm" svg:x2="11.922cm" svg:y2="6.161cm">
          <text:p/>
        </draw:line>
        <draw:line draw:style-name="gr19" draw:text-style-name="P7" draw:layer="layout" svg:x1="9.636cm" svg:y1="1.762cm" svg:x2="11.922cm" svg:y2="1.762cm">
          <text:p text:style-name="P2"><text:span text:style-name="T5"/></text:p>
          <text:p text:style-name="P2"><text:span text:style-name="T5">UI Flow</text:span></text:p>
        </draw:line>
        <draw:line draw:style-name="gr18" draw:text-style-name="P2" draw:layer="layout" svg:x1="14.97cm" svg:y1="7.35cm" svg:x2="14.97cm" svg:y2="10.652cm">
          <text:p/>
        </draw:line>
        <draw:line draw:style-name="gr18" draw:text-style-name="P2" draw:layer="layout" svg:x1="15.986cm" svg:y1="10.653cm" svg:x2="17.36cm" svg:y2="10.652cm">
          <text:p/>
        </draw:line>
        <draw:line draw:style-name="gr18" draw:text-style-name="P2" draw:layer="layout" svg:x1="20.558cm" svg:y1="12.176cm" svg:x2="20.558cm" svg:y2="14.208cm">
          <text:p/>
        </draw:line>
        <draw:line draw:style-name="gr18" draw:text-style-name="P2" draw:layer="layout" svg:x1="24.368cm" svg:y1="14.736cm" svg:x2="26.146cm" svg:y2="14.716cm">
          <text:p/>
        </draw:line>
        <draw:line draw:style-name="gr20" draw:text-style-name="P7" draw:layer="layout" svg:x1="12.43cm" svg:y1="1.762cm" svg:x2="14.716cm" svg:y2="1.762cm">
          <text:p text:style-name="P2"><text:span text:style-name="T5"/></text:p>
          <text:p text:style-name="P2"><text:span text:style-name="T5">API Flow</text:span></text:p>
        </draw:line>
        <draw:line draw:style-name="gr21" draw:text-style-name="P2" draw:layer="layout" svg:x1="25.384cm" svg:y1="5.572cm" svg:x2="5.572cm" svg:y2="10.706cm">
          <text:p/>
        </draw:line>
        <draw:connector draw:style-name="gr16" draw:text-style-name="P2" draw:layer="layout" draw:line-skew="0cm 0.803cm" svg:x1="30.074cm" svg:y1="4.706cm" svg:x2="27.22cm" svg:y2="10.953cm" draw:start-shape="id21" draw:start-glue-point="1" draw:end-shape="id19" draw:end-glue-point="0" svg:d="M30074 4706h501v4168h-3355v2079" svg:viewBox="0 0 3356 6248">
          <text:p/>
        </draw:connector>
        <draw:line draw:style-name="gr21" draw:text-style-name="P2" draw:layer="layout" svg:x1="27.924cm" svg:y1="5.572cm" svg:x2="27.924cm" svg:y2="10.652cm">
          <text:p/>
        </draw:line>
        <draw:line draw:style-name="gr21" draw:text-style-name="P2" draw:layer="layout" svg:x1="24.114cm" svg:y1="10.706cm" svg:x2="21.828cm" svg:y2="10.706cm">
          <text:p/>
        </draw:line>
        <draw:line draw:style-name="gr21" draw:text-style-name="P2" draw:layer="layout" svg:x1="21.066cm" svg:y1="12.176cm" svg:x2="21.066cm" svg:y2="14.208cm">
          <text:p/>
        </draw:line>
        <draw:line draw:style-name="gr21" draw:text-style-name="P2" draw:layer="layout" svg:x1="24.368cm" svg:y1="14.228cm" svg:x2="26.146cm" svg:y2="14.208cm">
          <text:p/>
        </draw:line>
        <draw:custom-shape draw:style-name="gr6" draw:text-style-name="P3" xml:id="id5" draw:id="id5" draw:layer="layout" svg:width="5.508cm" svg:height="0.968cm" svg:x="17.232cm" svg:y="14.51cm">
          <text:p text:style-name="P2"><text:span text:style-name="T1">GrailsAdminPluginWidget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svg:x1="22.74cm" svg:y1="14.994cm" svg:x2="27.841cm" svg:y2="14.985cm" draw:start-shape="id5" draw:start-glue-point="1" draw:end-shape="id6" draw:end-glue-point="3" svg:d="M22740 14994h2550v-9h2551" svg:viewBox="0 0 5102 10">
          <text:p/>
        </draw:connector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6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3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1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59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7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36cm" svg:height="4.626cm" svg:x="3cm" svg:y="2.102cm" presentation:class="title" presentation:placeholder="true">
        <draw:text-box/>
      </draw:frame>
      <draw:frame presentation:style-name="Default-outline1" draw:layer="backgroundobjects" svg:width="36cm" svg:height="16.066cm" svg:x="3cm" svg:y="7.478cm" presentation:class="outline" presentation:placeholder="true">
        <draw:text-box/>
      </draw:frame>
      <draw:frame presentation:style-name="Mpr1" draw:text-style-name="MP1" draw:layer="backgroundobjects" svg:width="9.32cm" svg:height="1.91cm" svg:x="3cm" svg:y="26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77cm" svg:y="26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cm" svg:height="1.91cm" svg:x="29.677cm" svg:y="26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2:44:39.666509076</meta:creation-date>
    <dc:date>2014-05-27T15:25:06.681223335</dc:date>
    <meta:editing-duration>PT3H42M23S</meta:editing-duration>
    <meta:editing-cycles>10</meta:editing-cycles>
    <meta:generator>LibreOffice/4.2.3.3$Linux_X86_64 LibreOffice_project/420m0$Build-3</meta:generator>
    <meta:document-statistic meta:object-count="95"/>
  </office:meta>
</office:document-meta>
</file>